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officeooo:rsid="0004f90d" officeooo:paragraph-rsid="0004f90d"/>
    </style:style>
    <style:style style:name="P2" style:family="paragraph" style:parent-style-name="Frame_20_contents">
      <style:paragraph-properties fo:text-align="end" style:justify-single-word="false"/>
      <style:text-properties fo:font-weight="bold" officeooo:rsid="0004f90d" officeooo:paragraph-rsid="0004f90d" style:font-weight-asian="bold" style:font-weight-complex="bold"/>
    </style:style>
    <style:style style:name="P3" style:family="paragraph" style:parent-style-name="Frame_20_contents">
      <style:text-properties officeooo:rsid="0004f90d" officeooo:paragraph-rsid="0004f90d"/>
    </style:style>
    <style:style style:name="P4" style:family="paragraph" style:parent-style-name="Frame_20_contents">
      <style:text-properties officeooo:rsid="0007e328" officeooo:paragraph-rsid="0007e328"/>
    </style:style>
    <style:style style:name="P5" style:family="paragraph" style:parent-style-name="Frame_20_contents">
      <style:paragraph-properties fo:text-align="end" style:justify-single-word="false"/>
      <style:text-properties officeooo:rsid="0007e328" officeooo:paragraph-rsid="0007e328"/>
    </style:style>
    <style:style style:name="P6" style:family="paragraph" style:parent-style-name="Frame_20_contents" style:list-style-name="L1">
      <style:text-properties officeooo:rsid="0007e328" officeooo:paragraph-rsid="0007e328"/>
    </style:style>
    <style:style style:name="P7" style:family="paragraph" style:parent-style-name="Fram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4f90d" officeooo:paragraph-rsid="0004f90d" style:font-weight-asian="bold" style:font-weight-complex="bold"/>
    </style:style>
    <style:style style:name="T1" style:family="text">
      <style:text-properties officeooo:rsid="0007e32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11.4cm" svg:y="0.041cm" svg:width="5.505cm" draw:z-index="0"><draw:text-box fo:min-height="3.362cm"><text:p text:style-name="P2">J M Angelico</text:p><text:p text:style-name="P1">14 Treetop Court</text:p><text:p text:style-name="P1">Narre Warren South VIC 3805</text:p><text:p text:style-name="P1"><text:a xlink:type="simple" xlink:href="mailto:jatalldad@gmail.com" text:style-name="Internet_20_link" text:visited-style-name="Visited_20_Internet_20_Link">jatalldad@gmail.com</text:a></text:p><text:p text:style-name="P1">0412 411 629</text:p></draw:text-box></draw:frame><draw:frame draw:style-name="fr1" draw:name="Frame2" text:anchor-type="paragraph" svg:x="11.43cm" svg:y="3.888cm" svg:width="5.472cm" draw:z-index="1"><draw:text-box fo:min-height="0.79cm"><text:p text:style-name="P5"><draw:frame draw:style-name="fr1" draw:name="Frame3" text:anchor-type="paragraph" svg:x="-11.391cm" svg:y="1.806cm" svg:width="16.916cm" draw:z-index="2"><draw:text-box fo:min-height="0.79cm"><text:p text:style-name="P7"><text:span text:style-name="T1">Re</text:span>: <text:span text:style-name="T1">Audit of Presbytery of Melbourne East 2019-20</text:span></text:p></draw:text-box></draw:frame>23 June 2020</text:p></draw:text-box></draw:frame><draw:frame draw:style-name="fr1" draw:name="Frame4" text:anchor-type="paragraph" svg:x="1.011cm" svg:y="2.374cm" svg:width="6.955cm" draw:z-index="3"><draw:text-box fo:min-height="2.923cm"><text:p text:style-name="P3"><draw:frame draw:style-name="fr1" draw:name="Frame5" text:anchor-type="paragraph" svg:x="-1.139cm" svg:y="4.738cm" svg:width="16.951cm" draw:z-index="4"><draw:text-box fo:min-height="17.817cm"><text:p text:style-name="P4">Dear Dennis,</text:p><text:p text:style-name="P4"/><text:p text:style-name="P4">Thank you for consenting to audit the accounts of the Presbytery.</text:p><text:p text:style-name="P4"/><text:p text:style-name="P4">Please find enclosed:</text:p><text:list xml:id="list6977179521079095827" text:style-name="L1"><text:list-item><text:p text:style-name="P6">Bank Statements</text:p></text:list-item><text:list-item><text:p text:style-name="P6">Treasurer’s reports </text:p></text:list-item><text:list-item><text:p text:style-name="P6">Deposit details</text:p></text:list-item><text:list-item><text:p text:style-name="P6">Cheque book</text:p></text:list-item><text:list-item><text:p text:style-name="P6">Financial report for the year</text:p></text:list-item></text:list><text:p text:style-name="P4"/><text:p text:style-name="P4">I have mislaid one of the deposit receipts of presbytery levy for $50 in August 2019, and I have included a later Treasurer’s report relevant to the content of the report regarding Honorarium.</text:p><text:p text:style-name="P4"/><text:p text:style-name="P4">Should you require any further information, please don’t hesitate to contact me either by phone or email.</text:p><text:p text:style-name="P4"/><text:p text:style-name="P4">Yours sincerely,</text:p><text:p text:style-name="P4"/><text:p text:style-name="P4">John Angelico, Elder, Ashburton</text:p><text:p text:style-name="P4">Hon Treasurer</text:p><text:p text:style-name="P4"/></draw:text-box></draw:frame>To: <text:span text:style-name="T1">Dennis K Wright &amp; Associates</text:span></text:p><text:p text:style-name="P4">Att: Dennis Wright</text:p><text:p text:style-name="P4">86 Kurunjang Drive</text:p><text:p text:style-name="P4">Kurunjang VIC 3337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0:22:28.688818093</meta:creation-date>
    <dc:date>2020-06-23T16:14:16.702520700</dc:date>
    <meta:editing-duration>PT17M</meta:editing-duration>
    <meta:editing-cycles>4</meta:editing-cycles>
    <meta:generator>LibreOffice/5.2.7.2$Linux_X86_64 LibreOffice_project/20m0$Build-2</meta:generator>
    <meta:print-date>2018-09-05T10:27:38.816005203</meta:print-date>
    <meta:document-statistic meta:table-count="0" meta:image-count="0" meta:object-count="0" meta:page-count="1" meta:paragraph-count="24" meta:word-count="133" meta:character-count="783" meta:non-whitespace-character-count="678"/>
  </office:meta>
</office:document-meta>
</file>